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8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a142b3" officeooo:paragraph-rsid="00a142b3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a142b3" officeooo:paragraph-rsid="00d33a2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d31463" officeooo:paragraph-rsid="00d3a2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normal" officeooo:rsid="00d31463" officeooo:paragraph-rsid="00d3a23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dc9f48" officeooo:paragraph-rsid="00dc9f48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a142b3" officeooo:paragraph-rsid="00a142b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3cc80" officeooo:paragraph-rsid="00bfe633" fo:background-color="transparen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3cc80" officeooo:paragraph-rsid="00d31463" fo:background-color="transparen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15e0a" officeooo:paragraph-rsid="00d31463" fo:background-color="transparen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31463" officeooo:paragraph-rsid="00d31463" fo:background-color="transparen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32e7b" officeooo:paragraph-rsid="00d32e7b" fo:background-color="transparen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33a25" officeooo:paragraph-rsid="00d33a25" fo:background-color="transparent" style:font-size-asian="10pt" style:font-size-complex="10pt"/>
    </style:style>
    <style:style style:name="P14" style:family="paragraph" style:parent-style-name="Standard">
      <style:text-properties style:use-window-font-color="true" officeooo:rsid="00154e10" officeooo:paragraph-rsid="006d2296"/>
    </style:style>
    <style:style style:name="P15" style:family="paragraph" style:parent-style-name="Standard">
      <style:text-properties style:use-window-font-color="true" style:font-name="Liberation Serif1" fo:font-weight="normal" officeooo:rsid="007e73ab" officeooo:paragraph-rsid="008c10c5" style:font-weight-asian="normal" style:font-weight-complex="normal"/>
    </style:style>
    <style:style style:name="P16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a06570" officeooo:paragraph-rsid="00a06570" fo:background-color="transparent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d32e7b" officeooo:paragraph-rsid="00d32e7b" fo:background-color="transparent" style:font-name-asian="Arial2" style:font-size-asian="10pt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d33a25" officeooo:paragraph-rsid="00d33a25" fo:background-color="transparent" style:font-name-asian="Arial2" style:font-size-asian="10pt" style:font-name-complex="Arial2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fo:font-weight="normal" officeooo:rsid="00d3a235" officeooo:paragraph-rsid="00d3a23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0pt" fo:font-weight="normal" officeooo:rsid="00ce8e36" officeooo:paragraph-rsid="00d3a235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3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31" style:family="paragraph" style:parent-style-name="Standard">
      <style:text-properties style:font-name="Arial1" fo:font-size="10pt" officeooo:rsid="00087c3c" officeooo:paragraph-rsid="00bd9c39" fo:background-color="transparent" style:font-size-asian="10pt" style:font-size-complex="10pt"/>
    </style:style>
    <style:style style:name="P32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7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rsid="00a06570" officeooo:paragraph-rsid="00a06570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bc065b" officeooo:paragraph-rsid="00bc065b" fo:background-color="transparent" style:font-size-asian="10pt" style:font-size-complex="10pt"/>
    </style:style>
    <style:style style:name="P4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42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3" style:family="paragraph" style:parent-style-name="Frame_20_contents">
      <style:paragraph-properties fo:text-align="justify" style:justify-single-word="false"/>
      <style:text-properties style:font-name="Arial1" fo:font-size="10pt" officeooo:rsid="00d32e7b" officeooo:paragraph-rsid="00d32e7b" style:font-size-asian="10pt" style:font-size-complex="10pt"/>
    </style:style>
    <style:style style:name="P44" style:family="paragraph" style:parent-style-name="Frame_20_contents">
      <style:paragraph-properties fo:text-align="justify" style:justify-single-word="false"/>
      <style:text-properties style:font-name="Arial1" fo:font-size="10pt" officeooo:rsid="00d32e7b" officeooo:paragraph-rsid="00d33a25" style:font-size-asian="10pt" style:font-size-complex="10pt"/>
    </style:style>
    <style:style style:name="P45" style:family="paragraph" style:parent-style-name="Frame_20_contents">
      <style:paragraph-properties fo:text-align="justify" style:justify-single-word="false"/>
      <style:text-properties style:use-window-font-color="true" style:font-name="Arial1" fo:font-size="10pt" officeooo:rsid="00d33a25" officeooo:paragraph-rsid="00d33a25" fo:background-color="transparent" style:font-size-asian="10pt" style:font-size-complex="10pt"/>
    </style:style>
    <style:style style:name="P46" style:family="paragraph" style:parent-style-name="Standard" style:master-page-name="Landscape">
      <style:paragraph-properties fo:text-align="center" style:justify-single-word="false" style:page-number="auto" fo:break-before="page"/>
      <style:text-properties style:font-name="Arial1" fo:font-size="10pt" fo:font-weight="normal" officeooo:rsid="00ce8e36" officeooo:paragraph-rsid="00d3a23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1" fo:font-size="10pt" fo:font-weight="normal" officeooo:rsid="00d31463" officeooo:paragraph-rsid="00d3a235" fo:background-color="transparent" style:font-size-asian="10pt" style:font-weight-asian="normal" style:font-size-complex="10pt" style:font-weight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9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a06570" style:font-weight-asian="normal" style:font-weight-complex="normal"/>
    </style:style>
    <style:style style:name="T5" style:family="text">
      <style:text-properties fo:font-weight="normal" officeooo:rsid="00cf1d44" style:font-weight-asian="normal" style:font-weight-complex="normal"/>
    </style:style>
    <style:style style:name="T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8" style:family="text">
      <style:text-properties style:use-window-font-color="true" style:font-name="Arial1" officeooo:rsid="00d31463" fo:background-color="transparent" loext:char-shading-value="0"/>
    </style:style>
    <style:style style:name="T9" style:family="text">
      <style:text-properties style:use-window-font-color="true" style:font-name="Arial1" officeooo:rsid="00d33a25" fo:background-color="transparent" loext:char-shading-value="0"/>
    </style:style>
    <style:style style:name="T10" style:family="text">
      <style:text-properties style:use-window-font-color="true" style:font-name="Arial1" officeooo:rsid="00d3a235" fo:background-color="transparent" loext:char-shading-value="0"/>
    </style:style>
    <style:style style:name="T11" style:family="text">
      <style:text-properties style:use-window-font-color="true" style:font-name="Arial2" officeooo:rsid="00d31463" fo:background-color="transparent" loext:char-shading-value="0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d31463" fo:background-color="transparent" loext:char-shading-value="0"/>
    </style:style>
    <style:style style:name="T14" style:family="text">
      <style:text-properties style:font-name="Arial2"/>
    </style:style>
    <style:style style:name="T15" style:family="text">
      <style:text-properties style:font-name="Arial2" style:font-name-asian="Arial2" style:font-name-complex="Arial2"/>
    </style:style>
    <style:style style:name="T16" style:family="text">
      <style:text-properties style:font-name="Arial2" officeooo:rsid="00b62eba" style:font-name-asian="Arial2" style:font-name-complex="Arial2"/>
    </style:style>
    <style:style style:name="T17" style:family="text">
      <style:text-properties style:font-name="Arial2" officeooo:rsid="00d3a235" style:font-name-asian="Arial2" style:font-name-complex="Arial2"/>
    </style:style>
    <style:style style:name="T18" style:family="text">
      <style:text-properties style:font-name="Arial2" officeooo:rsid="00d31463" style:font-name-asian="Arial2" style:font-name-complex="Arial2"/>
    </style:style>
    <style:style style:name="T19" style:family="text">
      <style:text-properties officeooo:rsid="0084e411"/>
    </style:style>
    <style:style style:name="T20" style:family="text">
      <style:text-properties officeooo:rsid="000c6bcc"/>
    </style:style>
    <style:style style:name="T21" style:family="text">
      <style:text-properties officeooo:rsid="0007ca86"/>
    </style:style>
    <style:style style:name="T22" style:family="text">
      <style:text-properties officeooo:rsid="000d80b4"/>
    </style:style>
    <style:style style:name="T23" style:family="text">
      <style:text-properties officeooo:rsid="0092148e"/>
    </style:style>
    <style:style style:name="T24" style:family="text">
      <style:text-properties officeooo:rsid="00bc065b"/>
    </style:style>
    <style:style style:name="T25" style:family="text">
      <style:text-properties officeooo:rsid="00cf1d44"/>
    </style:style>
    <style:style style:name="T26" style:family="text">
      <style:text-properties officeooo:rsid="00d11798"/>
    </style:style>
    <style:style style:name="T27" style:family="text">
      <style:text-properties officeooo:rsid="00d31463"/>
    </style:style>
    <style:style style:name="T28" style:family="text">
      <style:text-properties officeooo:rsid="00d33a25"/>
    </style:style>
    <style:style style:name="T29" style:family="text">
      <style:text-properties style:font-name-asian="Arial2" style:font-name-complex="Arial2"/>
    </style:style>
    <style:style style:name="T30" style:family="text">
      <style:text-properties officeooo:rsid="00d31463" style:font-name-asian="Arial2" style:font-name-complex="Arial2"/>
    </style:style>
    <style:style style:name="T31" style:family="text">
      <style:text-properties officeooo:rsid="00d3a235" style:font-name-asian="Arial2" style:font-name-complex="Arial2"/>
    </style:style>
    <style:style style:name="T32" style:family="text">
      <style:text-properties officeooo:rsid="00d3a235"/>
    </style:style>
    <style:style style:name="T33" style:family="text">
      <style:text-properties officeooo:rsid="00d97796"/>
    </style:style>
    <style:style style:name="T34" style:family="text">
      <style:text-properties officeooo:rsid="00dd94a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0.795cm" fo:min-width="17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JET P<text:span text:style-name="T23">acman</text:span></text:p>
      <text:p text:style-name="P21"/>
      <text:p text:style-name="P21"/>
      <text:p text:style-name="P21"><draw:frame draw:style-name="fr1" draw:name="Cadre7" text:anchor-type="paragraph" svg:x="0.034cm" svg:y="0.233cm" svg:width="17.082cm" draw:z-index="1"><draw:text-box fo:min-height="0.79cm"><text:p text:style-name="P24">FICHE DE SPÉCIFICATION DE L’US N° : <text:span text:style-name="T24">17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41">Historique des modifications</text:p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6">version</text:p>
          </table:table-cell>
          <table:table-cell table:style-name="Tableau2.B2" office:value-type="string">
            <text:p text:style-name="P36">Date</text:p>
          </table:table-cell>
          <table:table-cell table:style-name="Tableau2.C2" office:value-type="string">
            <text:p text:style-name="P36">Auteur de la modification</text:p>
          </table:table-cell>
          <table:table-cell table:style-name="Tableau2.D2" office:value-type="string">
            <text:p text:style-name="P36">statut<text:note text:id="ftn1" text:note-class="footnote"><text:note-citation>1</text:note-citation><text:note-body><text:p text:style-name="P42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6">00</text:p>
          </table:table-cell>
          <table:table-cell table:style-name="Tableau2.B3" office:value-type="string">
            <text:p text:style-name="P39">21/02/2019</text:p>
          </table:table-cell>
          <table:table-cell table:style-name="Tableau2.C3" office:value-type="string">
            <text:p text:style-name="P39">GC</text:p>
          </table:table-cell>
          <table:table-cell table:style-name="Tableau2.D3" office:value-type="string">
            <text:p text:style-name="P37"/>
          </table:table-cell>
        </table:table-row>
        <table:table-row>
          <table:table-cell table:style-name="Tableau2.A2" office:value-type="string">
            <text:p text:style-name="P36">01</text:p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1"/>
          </table:table-cell>
          <table:table-cell table:style-name="Tableau2.D4" office:value-type="string">
            <text:p text:style-name="P1"/>
          </table:table-cell>
        </table:table-row>
      </table:table>
      <text:p text:style-name="P29"><draw:frame draw:style-name="fr1" draw:name="Cadre2" text:anchor-type="paragraph" svg:x="0.018cm" svg:y="0.37cm" svg:width="17.03cm" draw:z-index="0"><draw:text-box fo:min-height="0.79cm"><text:p text:style-name="P30">FONCTIONNALIT<text:span text:style-name="T3">É : </text:span><text:span text:style-name="T4">Identifier les différentes types de valeurs dans les visualisations</text:span></text:p></draw:text-box></draw:frame><draw:frame draw:style-name="fr1" draw:name="Cadre8" text:anchor-type="paragraph" svg:x="-0.019cm" svg:y="1.743cm" svg:width="17.014cm" draw:z-index="2"><draw:text-box fo:min-height="0.79cm"><text:p text:style-name="P30"><text:span text:style-name="T22">PROFIL</text:span> D'UTILISAT<text:span text:style-name="T22">EURS</text:span> CONCERN<text:span text:style-name="T3">É : </text:span><text:span text:style-name="T4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4"/>
            <text:p text:style-name="P40">Description</text:p>
            <text:p text:style-name="P34"/>
          </table:table-cell>
          <table:covered-table-cell/>
        </table:table-row>
        <table:table-row>
          <table:table-cell table:style-name="Tableau1.A2" office:value-type="string">
            <text:p text:style-name="P35">En tant que</text:p>
          </table:table-cell>
          <table:table-cell table:style-name="Tableau1.B4" office:value-type="string">
            <text:p text:style-name="P38">consultant</text:p>
          </table:table-cell>
        </table:table-row>
        <table:table-row>
          <table:table-cell table:style-name="Tableau1.A2" office:value-type="string">
            <text:p text:style-name="P35">Je veux</text:p>
          </table:table-cell>
          <table:table-cell table:style-name="Tableau1.B4" office:value-type="string">
            <text:p text:style-name="P31"><text:span text:style-name="T5">i</text:span><text:span text:style-name="T4">dentifier les différentes types de valeurs dans les visualisations</text:span></text:p>
          </table:table-cell>
        </table:table-row>
        <table:table-row>
          <table:table-cell table:style-name="Tableau1.A2" office:value-type="string">
            <text:p text:style-name="P35"><draw:frame draw:style-name="fr2" draw:name="Cadre3" text:anchor-type="paragraph" svg:x="-0.03cm" svg:y="11.296cm" svg:width="16.953cm" draw:z-index="6"><draw:text-box fo:min-height="2.738cm"><text:p text:style-name="P22">Liste des r<text:span text:style-name="T20">è</text:span>gles de gestion à appliquer pour cette fonctionnalité<text:span text:style-name="T21"> : </text:span></text:p><text:p text:style-name="P14"/></draw:text-box></draw:frame><draw:frame draw:style-name="fr2" draw:name="Cadre4" text:anchor-type="paragraph" svg:x="-0.072cm" svg:y="1.76cm" svg:width="16.923cm" draw:z-index="3"><draw:text-box fo:min-height="4.819cm"><text:p text:style-name="P30"><text:span text:style-name="T2">Pré-requis à la mise en œuvre de la fonctionnalité</text:span><text:span text:style-name="T3"> : </text:span></text:p><text:p text:style-name="P2">Avoir <text:span text:style-name="T25">paramétré l’affichage de la visualisation</text:span></text:p></draw:text-box></draw:frame>Afin de/<text:span text:style-name="T19">que</text:span></text:p>
          </table:table-cell>
          <table:table-cell table:style-name="Tableau1.B4" office:value-type="string">
            <text:p text:style-name="P16">aider l’utilisateur à identifier les incohérences entre les données</text:p>
          </table:table-cell>
        </table:table-row>
      </table:table>
      <text:p text:style-name="P25"/>
      <text:p text:style-name="P26"/>
      <text:p text:style-name="P20">SPÉCIFICATIONS DÉTAILLÉES</text:p>
      <text:p text:style-name="P26"><draw:frame draw:style-name="fr2" draw:name="Cadre5" text:anchor-type="paragraph" svg:x="0.042cm" svg:y="0.37cm" svg:width="16.974cm" draw:z-index="5"><draw:text-box fo:min-height="14.97cm"><text:p text:style-name="P22">Description de la fonctionnalité : </text:p><text:p text:style-name="P8">Lorsqu<text:span text:style-name="T33">e l’</text:span>utilisateur <text:span text:style-name="T26">a placé les dimensions en ligne et en colonne pour afficher le tableau souhaité, le tableau s’affiche en indiquant les valeurs issues de l’agrégation tenant compte des valeurs forcées (US n° 1690).</text:span></text:p><text:p text:style-name="P8"/><text:p text:style-name="P11">Dans le tableau, sont indiquées :</text:p><text:p text:style-name="P10">- <text:span text:style-name="T27">l</text:span>es valeurs élémentaires en rouge ;</text:p><text:p text:style-name="P10">- <text:span text:style-name="T27">l</text:span>es valeurs forcées en vert ;</text:p><text:p text:style-name="P10">- <text:span text:style-name="T27">l</text:span>es valeurs issues des règles calculées en orange ;</text:p><text:p text:style-name="P10">- <text:span text:style-name="T27">les valeurs agrégées dont les sommes des modalités filles pour chacune des dimensions et hiérarchies sont identiques en noir.</text:span></text:p><text:p text:style-name="P11">- les valeurs agrégées <text:span text:style-name="T34">dont au moins une somme des modalités filles pour une dimension et une hiérarchie est différente de la valeur agrégée</text:span> en magenta.</text:p><text:p text:style-name="P9"/><text:p text:style-name="P11">Dans le menu « Options » figure un item « <text:span text:style-name="T14">É</text:span>carts à la valeur indiquée ». Par défaut, il n’est pas sélectionné.</text:p><text:p text:style-name="P8"/><text:p text:style-name="P12"><text:span text:style-name="T16">S’</text:span><text:span text:style-name="T15">il est sélectionné, lorsque l’utilisateur passe la souris sur une case du tableau en vert ou en magenta, une info-bulle s’affiche à côté de la case indiquant les informations suivantes :</text:span></text:p><text:p text:style-name="P17"/><text:p text:style-name="P17"><draw:frame draw:style-name="fr3" draw:name="Cadre1" text:anchor-type="paragraph" svg:width="12.776cm" draw:z-index="9"><draw:text-box fo:min-height="2.695cm"><text:p text:style-name="P43"><text:tab/><text:tab/><text:tab/><text:tab/>Hiérarchie 1<text:tab/>Hiérarchie 2<text:tab/>Hiérarchie 3<text:tab/>Hiérarchie 4</text:p><text:p text:style-name="P44">Dimension 1<text:tab/><text:span text:style-name="T11">É</text:span><text:span text:style-name="T8">cart </text:span><text:span text:style-name="T9">D1H1<text:tab/><text:tab/></text:span><text:span text:style-name="T11">É</text:span><text:span text:style-name="T8">cart </text:span><text:span text:style-name="T9">D1H2<text:tab/><text:tab/></text:span><text:span text:style-name="T11">É</text:span><text:span text:style-name="T8">cart </text:span><text:span text:style-name="T9">D1H3<text:tab/><text:tab/></text:span><text:span text:style-name="T11">É</text:span><text:span text:style-name="T8">cart </text:span><text:span text:style-name="T9">D1H4</text:span></text:p><text:p text:style-name="P44"><text:span text:style-name="T9">Dimension 2<text:tab/></text:span><text:span text:style-name="T11">É</text:span><text:span text:style-name="T8">cart </text:span><text:span text:style-name="T9">D2H1<text:tab/><text:tab/></text:span><text:span text:style-name="T11">É</text:span><text:span text:style-name="T8">cart </text:span><text:span text:style-name="T9">D2H2<text:tab/><text:tab/></text:span><text:span text:style-name="T11">É</text:span><text:span text:style-name="T8">cart </text:span><text:span text:style-name="T9">D2H3<text:tab/><text:tab/></text:span><text:span text:style-name="T11">É</text:span><text:span text:style-name="T8">cart </text:span><text:span text:style-name="T9">D2H4</text:span></text:p><text:p text:style-name="P45"/><text:p text:style-name="P44"><text:span text:style-name="T9">Dimension i<text:tab/></text:span><text:span text:style-name="T11">É</text:span><text:span text:style-name="T8">cart </text:span><text:span text:style-name="T9">DiH1<text:tab/><text:tab/></text:span><text:span text:style-name="T11">É</text:span><text:span text:style-name="T8">cart </text:span><text:span text:style-name="T9">DiH2<text:tab/><text:tab/></text:span><text:span text:style-name="T11">É</text:span><text:span text:style-name="T8">cart </text:span><text:span text:style-name="T9">DiH3<text:tab/><text:tab/></text:span><text:span text:style-name="T11">É</text:span><text:span text:style-name="T8">cart </text:span><text:span text:style-name="T9">DiH4</text:span></text:p></draw:text-box></draw:frame></text:p><text:p text:style-name="P17"/><text:p text:style-name="P17"/><text:p text:style-name="P17"/><text:p text:style-name="P17"/><text:p text:style-name="P17"/><text:p text:style-name="P17"/><text:p text:style-name="P17"/><text:p text:style-name="P13"><text:span text:style-name="T15">avec Dimension 1 à n = code des dimensions </text:span><text:span text:style-name="T17">hiérarchiques</text:span><text:span text:style-name="T15"> du domaine classées dans l’ordre inverse des priorités d’agrégation</text:span></text:p><text:p text:style-name="P18"><text:tab/> <text:s/>Hiérarchies 1 à 4 = hiérarchies correspondant à la dimension</text:p><text:p text:style-name="P13"><text:span text:style-name="T15"><text:tab/> <text:s/></text:span><text:span text:style-name="T18">É</text:span><text:span text:style-name="T30">cart </text:span><text:span text:style-name="T29">DiHn = écart entre la valeur issue directement de l’agrégation des modalités filles et la valeur finale issue de l’agrégation ou la valeur forcée de la case le cas échéant </text:span><text:span text:style-name="T31">(avec un + ou un – devant la valeur absolue de l’écart)</text:span></text:p><text:p text:style-name="P17"/><text:p text:style-name="P17"/></draw:text-box></draw:frame><draw:frame draw:style-name="fr2" draw:name="Cadre6" text:anchor-type="paragraph" svg:x="0.009cm" svg:y="19.636cm" svg:width="16.974cm" draw:z-index="4"><draw:text-box fo:min-height="0.669cm"><text:p text:style-name="P22">Résultat attendu de la fonctionnalité<text:span text:style-name="T21"> : </text:span></text:p><text:p text:style-name="P7">L’<text:span text:style-name="T32">utilisateur peut visualiser les éléments lui permettant d’identifier les incohérences dans les agrégations issues des données intégrées dans la base de données par les utilisateurs</text:span></text:p></draw:text-box></draw:frame><draw:frame draw:style-name="fr4" draw:name="Cadre9" text:anchor-type="paragraph" svg:x="-0.023cm" svg:y="21.44cm" svg:width="16.974cm" draw:z-index="7"><draw:text-box fo:min-height="0.669cm"><text:p text:style-name="P23"><text:span text:style-name="T21">C</text:span><text:span text:style-name="T1">ritère d’acceptation – Jeux de test </text:span><text:span text:style-name="T6">(</text:span><text:span text:style-name="T7">y c.</text:span><text:span text:style-name="T6"> d</text:span><text:span text:style-name="T7">é</text:span><text:span text:style-name="T6">finition de prêt)</text:span></text:p><text:p text:style-name="P3">L’<text:span text:style-name="T28">utilisateur peut visualiser les éléments lui permettant d’identifier les incohérences dans les agrégations issues des données intégrées dans la base de données par les utilisateurs</text:span></text:p><text:p text:style-name="P15"/></draw:text-box></draw:frame><text:soft-page-break/></text:p>
      <text:p text:style-name="P46">Exemple<text:span text:style-name="T32">s</text:span> d’<text:span text:style-name="T32">info-bulles correspondants à l’exemple d’agrégation de la spécification de l’US n°1690</text:span></text:p>
      <text:p text:style-name="P28"/>
      <text:p text:style-name="P4"><draw:custom-shape text:anchor-type="paragraph" draw:z-index="8" draw:name="Forme2" draw:style-name="gr1" draw:text-style-name="P49" svg:width="17.834cm" svg:height="10.796cm" svg:x="7.558cm" svg:y="3.639cm"><text:p/><draw:enhanced-geometry svg:viewBox="0 0 21600 21600" draw:type="rectangle" draw:enhanced-path="M 0 0 L 21600 0 21600 21600 0 21600 0 0 Z N"/></draw:custom-shape></text:p>
      <text:p text:style-name="P5"/>
      <text:p text:style-name="P27"><draw:frame draw:style-name="fr2" draw:name="Cadre10" text:anchor-type="paragraph" svg:x="4.77cm" svg:y="0.007cm" svg:width="12.776cm" draw:z-index="10"><draw:text-box fo:min-height="2.695cm"><text:p text:style-name="P43"><text:tab/><text:tab/><text:tab/><text:tab/>Hiérarchie 1</text:p><text:p text:style-name="P44">Dimension <text:span text:style-name="T32">A</text:span><text:tab/><text:span text:style-name="T9"><text:tab/></text:span><text:span text:style-name="T10">-4</text:span></text:p><text:p text:style-name="P45"/></draw:text-box></draw:frame><text:span text:style-name="T13">I</text:span><text:span text:style-name="T12">nfo-bulle de la case A11</text:span></text:p>
      <text:p text:style-name="P6">(valeur forcée)</text:p>
      <text:p text:style-name="P4"/>
      <text:p text:style-name="P4"/>
      <text:p text:style-name="P4"/>
      <text:p text:style-name="P4"/>
      <text:p text:style-name="P4"/>
      <text:p text:style-name="P27"><draw:frame draw:style-name="fr2" draw:name="Cadre11" text:anchor-type="paragraph" svg:x="4.77cm" svg:y="0.007cm" svg:width="12.776cm" draw:z-index="11"><draw:text-box fo:min-height="2.695cm"><text:p text:style-name="P43"><text:tab/><text:tab/><text:tab/><text:tab/>Hiérarchie 1</text:p><text:p text:style-name="P44">Dimension <text:span text:style-name="T32">A</text:span><text:tab/><text:span text:style-name="T9"><text:tab/></text:span><text:span text:style-name="T10">+1</text:span></text:p><text:p text:style-name="P45"/></draw:text-box></draw:frame><text:span text:style-name="T13">I</text:span><text:span text:style-name="T12">nfo-bulle de la case A12</text:span></text:p>
      <text:p text:style-name="P6">(valeur forcée)</text:p>
      <text:p text:style-name="P4"/>
      <text:p text:style-name="P4"/>
      <text:p text:style-name="P4"/>
      <text:p text:style-name="P4"/>
      <text:p text:style-name="P4"/>
      <text:p text:style-name="P27"><draw:frame draw:style-name="fr2" draw:name="Cadre12" text:anchor-type="paragraph" svg:x="4.77cm" svg:y="0.007cm" svg:width="12.776cm" draw:z-index="12"><draw:text-box fo:min-height="2.695cm"><text:p text:style-name="P43"><text:tab/><text:tab/><text:tab/><text:tab/>Hiérarchie 1</text:p><text:p text:style-name="P44">Dimension <text:span text:style-name="T32">A</text:span><text:tab/><text:span text:style-name="T9"><text:tab/></text:span><text:span text:style-name="T10">-2</text:span></text:p><text:p text:style-name="P45"/></draw:text-box></draw:frame><text:span text:style-name="T13">I</text:span><text:span text:style-name="T12">nfo-bulle de la case A21</text:span></text:p>
      <text:p text:style-name="P6">(valeur forcée)</text:p>
      <text:p text:style-name="P4"/>
      <text:p text:style-name="P4"/>
      <text:p text:style-name="P4"/>
      <text:p text:style-name="P4"/>
      <text:p text:style-name="P4"/>
      <text:p text:style-name="P27"><draw:frame draw:style-name="fr2" draw:name="Cadre13" text:anchor-type="paragraph" svg:x="4.77cm" svg:y="0.007cm" svg:width="12.776cm" draw:z-index="13"><draw:text-box fo:min-height="2.695cm"><text:p text:style-name="P43"><text:tab/><text:tab/><text:tab/><text:tab/>Hiérarchie 1</text:p><text:p text:style-name="P44">Dimension <text:span text:style-name="T32">A</text:span><text:tab/><text:span text:style-name="T9"><text:tab/></text:span><text:span text:style-name="T10">+2</text:span></text:p><text:p text:style-name="P45"/></draw:text-box></draw:frame><text:span text:style-name="T13">I</text:span><text:span text:style-name="T12">nfo-bulle de la case A2</text:span></text:p>
      <text:p text:style-name="P6">(valeur agrégée)</text:p>
      <text:p text:style-name="P4"/>
      <text:p text:style-name="P4"/>
      <text:p text:style-name="P4"/>
      <text:p text:style-name="P48">ANNEXE DE PR<text:span text:style-name="T14">É</text:span>SENTATION DES DONN<text:span text:style-name="T14">ÉES DE TEST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25T08:56:06.697000000</dc:date>
    <meta:editing-duration>P2DT5H51M36S</meta:editing-duration>
    <meta:editing-cycles>180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64" meta:word-count="517" meta:character-count="3230" meta:non-whitespace-character-count="2732"/>
  </office:meta>
</office:document-meta>
</file>